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FreeMono" svg:font-family="FreeMono" style:font-family-generic="modern" style:font-pitch="fixed"/>
    <style:font-face style:name="Ubuntu" svg:font-family="Ubuntu"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21db" officeooo:paragraph-rsid="000c55ae"/>
    </style:style>
    <style:style style:name="P2" style:family="paragraph" style:parent-style-name="Standard">
      <style:text-properties officeooo:paragraph-rsid="000c55ae"/>
    </style:style>
    <style:style style:name="P3" style:family="paragraph" style:parent-style-name="Standard">
      <style:text-properties officeooo:paragraph-rsid="000d9f5a"/>
    </style:style>
    <style:style style:name="P4" style:family="paragraph" style:parent-style-name="Standard">
      <style:text-properties style:font-name="Ubuntu Light" officeooo:rsid="000721db" officeooo:paragraph-rsid="000721db"/>
    </style:style>
    <style:style style:name="P5" style:family="paragraph" style:parent-style-name="Standard">
      <style:paragraph-properties fo:text-align="justify" style:justify-single-word="false"/>
      <style:text-properties style:font-name="Ubuntu Light" officeooo:rsid="000721db" officeooo:paragraph-rsid="000721db"/>
    </style:style>
    <style:style style:name="P6" style:family="paragraph" style:parent-style-name="Standard">
      <style:text-properties style:font-name="Ubuntu Light" officeooo:rsid="000721db" officeooo:paragraph-rsid="00091e29"/>
    </style:style>
    <style:style style:name="P7" style:family="paragraph" style:parent-style-name="Standard">
      <style:paragraph-properties fo:line-height="100%"/>
      <style:text-properties style:font-name="Ubuntu Light1" officeooo:rsid="000721db" officeooo:paragraph-rsid="00091e29"/>
    </style:style>
    <style:style style:name="P8" style:family="paragraph" style:parent-style-name="Standard">
      <style:paragraph-properties fo:line-height="100%"/>
      <style:text-properties style:font-name="Ubuntu Light1" officeooo:rsid="000721db" officeooo:paragraph-rsid="000721db"/>
    </style:style>
    <style:style style:name="P9" style:family="paragraph" style:parent-style-name="Standard">
      <style:paragraph-properties fo:line-height="100%"/>
      <style:text-properties style:font-name="Ubuntu Light1" officeooo:rsid="000721db" officeooo:paragraph-rsid="000aece0"/>
    </style:style>
    <style:style style:name="P10" style:family="paragraph" style:parent-style-name="Standard" style:list-style-name="L1">
      <style:text-properties style:font-name="Ubuntu Light1" officeooo:paragraph-rsid="000e9a8d"/>
    </style:style>
    <style:style style:name="P11" style:family="paragraph" style:parent-style-name="Standard" style:list-style-name="L1">
      <style:text-properties style:font-name="Ubuntu Light1" officeooo:rsid="000e9a8d" officeooo:paragraph-rsid="000e9a8d"/>
    </style:style>
    <style:style style:name="P12" style:family="paragraph" style:parent-style-name="Standard" style:list-style-name="L2">
      <style:text-properties style:font-name="Ubuntu Light1" officeooo:rsid="000e9a8d" officeooo:paragraph-rsid="000e9a8d"/>
    </style:style>
    <style:style style:name="P13" style:family="paragraph" style:parent-style-name="Standard" style:list-style-name="L2">
      <style:text-properties style:font-name="Ubuntu Light1" officeooo:paragraph-rsid="000e9a8d"/>
    </style:style>
    <style:style style:name="P14" style:family="paragraph" style:parent-style-name="Standard" style:list-style-name="L2">
      <style:text-properties style:font-name="Ubuntu Light1" officeooo:rsid="00107142" officeooo:paragraph-rsid="00107142"/>
    </style:style>
    <style:style style:name="P15" style:family="paragraph" style:parent-style-name="Standard" style:list-style-name="L3">
      <style:text-properties style:font-name="Ubuntu Light1" officeooo:rsid="00107142" officeooo:paragraph-rsid="00107142"/>
    </style:style>
    <style:style style:name="P16" style:family="paragraph" style:parent-style-name="Standard">
      <style:text-properties style:font-name="Ubuntu Light1" officeooo:rsid="00123bed" officeooo:paragraph-rsid="00123bed"/>
    </style:style>
    <style:style style:name="P17" style:family="paragraph" style:parent-style-name="Standard" style:list-style-name="L4">
      <style:text-properties style:font-name="Ubuntu Light1" officeooo:rsid="00123bed" officeooo:paragraph-rsid="00123bed"/>
    </style:style>
    <style:style style:name="P18" style:family="paragraph" style:parent-style-name="Standard">
      <style:text-properties officeooo:paragraph-rsid="00123bed"/>
    </style:style>
    <style:style style:name="P19" style:family="paragraph" style:parent-style-name="Standard">
      <style:text-properties officeooo:rsid="00123bed" officeooo:paragraph-rsid="00123bed"/>
    </style:style>
    <style:style style:name="P20" style:family="paragraph" style:parent-style-name="Standard">
      <style:text-properties style:font-name="Liberation Serif"/>
    </style:style>
    <style:style style:name="P21" style:family="paragraph" style:parent-style-name="Standard">
      <style:text-properties style:font-name="Liberation Serif" officeooo:paragraph-rsid="00123bed"/>
    </style:style>
    <style:style style:name="P22" style:family="paragraph" style:parent-style-name="Standard">
      <style:paragraph-properties fo:margin-top="0.05in" fo:margin-bottom="0.05in" style:contextual-spacing="false"/>
      <style:text-properties officeooo:rsid="000721db" officeooo:paragraph-rsid="000721db"/>
    </style:style>
    <style:style style:name="P23" style:family="paragraph" style:parent-style-name="Heading_20_3">
      <style:text-properties officeooo:paragraph-rsid="00123bed"/>
    </style:style>
    <style:style style:name="T1" style:family="text">
      <style:text-properties officeooo:rsid="0006482c"/>
    </style:style>
    <style:style style:name="T2" style:family="text">
      <style:text-properties officeooo:rsid="000721db"/>
    </style:style>
    <style:style style:name="T3" style:family="text">
      <style:text-properties fo:color="#808080" style:font-name="Liberation Sans" fo:font-size="14pt" fo:font-weight="bold" style:font-name-asian="Droid Sans Fallback" style:font-size-asian="14pt" style:font-weight-asian="bold" style:font-name-complex="FreeSans" style:font-size-complex="14pt" style:font-weight-complex="bold"/>
    </style:style>
    <style:style style:name="T4" style:family="text">
      <style:text-properties officeooo:rsid="000e9a8d"/>
    </style:style>
    <style:style style:name="T5" style:family="text">
      <style:text-properties officeooo:rsid="00107142"/>
    </style:style>
    <style:style style:name="T6" style:family="text">
      <style:text-properties style:font-name="Ubuntu Light1"/>
    </style:style>
    <style:style style:name="T7" style:family="text">
      <style:text-properties officeooo:rsid="001435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stion <text:span text:style-name="T1">1 - lecture et <text:s/>test d'invariant</text:span></text:h>
      <text:h text:style-name="Heading_20_3" text:outline-level="3"><text:span text:style-name="T2">Propriété</text:span> 1 : </text:h>
      <text:p text:style-name="P5">Le variable incomp est un tableau 2 dimensions [50][2], donc le nombre de paires de produits incompatibles ne peut pas dépasser à 50. Il faut contraindre nb_inc entre 0 et 50. <text:s text:c="3"/></text:p>
      <text:p text:style-name="P22"><text:span text:style-name="T3">Propriété 2 :</text:span> </text:p>
      <text:p text:style-name="P4">Le variable assign est un tableau 2 dimensions [30][2], donc le nombre de paires d'entités ne peut pas dépasser à 30. Il faut contraindre nb_assign entre 0 et 30.</text:p>
      <text:h text:style-name="Heading_20_3" text:outline-level="3">Propriété 3 :</text:h>
      <text:p text:style-name="P4">Tous les paires d’éléments dans le tableau incomp, <text:s/>il faut commencer par "Prod". </text:p>
      <text:h text:style-name="Heading_20_3" text:outline-level="3">Propriété 4 :</text:h>
      <text:p text:style-name="P4">Pour tous les paires d’éléments dans le tableau assign, il faut verifier que tous sont bien typées comme dessus:</text:p>
      <text:p text:style-name="P4">Le premier instance dans le couple est un bâtiment, alors il faut commencer par "Bat".</text:p>
      <text:p text:style-name="P4">Deuxième instance dans le couple est un produit, alors il faut commencer par "Prod".</text:p>
      <text:h text:style-name="Heading_20_3" text:outline-level="3">Propriété 5 :</text:h>
      <text:p text:style-name="P6">Il faut vérifier que les deux instances au paires <text:s/>sont différents dans le tableau incomp. CTD on ne peut pas avoir un produit qui est incompatible avec soi-même.</text:p>
      <text:h text:style-name="Heading_20_3" text:outline-level="3">Propriété 6 :</text:h>
      <text:p text:style-name="P4">Pour chaque paire d'instances dans le tableau incomp, les deux instances au paire, ils ont un ordre. S'il existe un couple (A , <text:s/>B) dans le tableau incomp, il faut vérifier qu'il existe un entité à l'inverse(B, A).</text:p>
      <text:h text:style-name="Heading_20_3" text:outline-level="3">Propriété 7 :</text:h>
      <text:p text:style-name="P7">A ==&gt; B égale avec <text:s/>!A||B, </text:p>
      <text:p text:style-name="P7">CTD, si A est vrai, alors B est obligatoirement vrai;</text:p>
      <text:p text:style-name="P8"><text:tab/> <text:s text:c="2"/>sinon A est faux, on ne vérifie pas B.</text:p>
      <text:p text:style-name="P7">Donc pour ce cas où, soit les produits ne sont pas dans le même bâtiment,  soit si ils déposent dans le même endroit, ils doivent être compatibles.</text:p>
      <text:p text:style-name="P9">Cette invariant est pour assurer qu'il n'y pas des produits incompatibles qui sont déposés dans le même bâtiment.</text:p>
      <text:h text:style-name="Heading_20_1" text:outline-level="1">Question 2 - Calcul de préconditions</text:h>
      <text:h text:style-name="Heading_20_3" text:outline-level="3"><text:span text:style-name="T5">F</text:span>onction add_incomp :</text:h>
      <text:p text:style-name="Standard">/*@requires prod1 != null;</text:p>
      <text:p text:style-name="Standard"><text:s text:c="3"/>@requires prod2 != null;</text:p>
      <text:p text:style-name="Standard"><text:s text:c="3"/>@requires nb_inc &lt; 48;</text:p>
      <text:p text:style-name="Standard"><text:s text:c="3"/>@requires !prod1.equal(prod2);</text:p>
      <text:p text:style-name="Standard"><text:s text:c="3"/>@requires prod1.startsWith("Prod") &amp;&amp; prod2.startsWith("Prod")</text:p>
      <text:p text:style-name="Standard"><text:s text:c="3"/>@*/</text:p>
      <text:p text:style-name="Standard"><text:span text:style-name="T6"/></text:p>
      <text:list xml:id="list4625635415623766364" text:style-name="L1">
        <text:list-item>
          <text:p text:style-name="P10">Pour chaque <text:span text:style-name="T4">paramètre</text:span>, il faut v<text:span text:style-name="T4">érifier qu'il n'est pas null. </text:span></text:p>
        </text:list-item>
        <text:list-item>
          <text:p text:style-name="P10"><text:span text:style-name="T4">En même temps, il faut assurer que le variable nb_inc est inférieur à 50, alors nb_inc </text:span><text:soft-page-break/><text:span text:style-name="T4">+ 2 &lt; 50, donc comme <text:s/>une précondition, on doit assurer nb_inc &lt; 48.</text:span></text:p>
        </text:list-item>
        <text:list-item>
          <text:p text:style-name="P11">Chaque paire de produits, ils doivent <text:s/>être différents.</text:p>
        </text:list-item>
        <text:list-item>
          <text:p text:style-name="P11">Il faut vérifier que chaque paire <text:s/>paramètres sont bien typés. Ils commencent par « Prod ».</text:p>
        </text:list-item>
      </text:list>
      <text:h text:style-name="Heading_20_3" text:outline-level="3"><text:span text:style-name="T5">F</text:span>onction add_assign</text:h>
      <text:p text:style-name="Standard"><text:tab/>/*@requires bat != null;</text:p>
      <text:p text:style-name="Standard"><text:tab/> <text:s/>@requires prod != null;</text:p>
      <text:p text:style-name="Standard"><text:tab/> <text:s/>@requires nb_assign &lt; 29;</text:p>
      <text:p text:style-name="Standard"><text:tab/> <text:s/>@requires bat.startsWith("Bat") &amp;&amp; prod.startsWith("Prod");</text:p>
      <text:p text:style-name="Standard"><text:tab/> <text:s/>@requires </text:p>
      <text:p text:style-name="Standard"><text:tab/> <text:s/>@<text:tab/><text:tab/>(/forall int i; 0 &lt;= i &amp;&amp; i &lt; nb_assign;</text:p>
      <text:p text:style-name="Standard"><text:tab/> <text:s/>@<text:tab/><text:tab/><text:tab/>(assign[i][0].equals(bat)) ==&gt; </text:p>
      <text:p text:style-name="Standard"><text:tab/> <text:s/>@<text:tab/><text:tab/><text:tab/>!(/exists int j; 0 &lt;= j &amp;&amp; j &lt; nb_inc; </text:p>
      <text:p text:style-name="Standard"><text:tab/> <text:s/>@<text:tab/><text:tab/><text:tab/><text:tab/>(assign[i][1].equals(incomp[j][0]) &amp;&amp; incomp[j][1].equals(prod))));</text:p>
      <text:p text:style-name="Standard"><text:tab/> <text:s/>@*/</text:p>
      <text:p text:style-name="Standard"><text:span text:style-name="T6"/></text:p>
      <text:list xml:id="list125694238838321837" text:style-name="L2">
        <text:list-item>
          <text:p text:style-name="P13">Pour chaque <text:span text:style-name="T4">paramètre</text:span>, il faut v<text:span text:style-name="T4">érifier qu'il n'est pas null. </text:span></text:p>
        </text:list-item>
        <text:list-item>
          <text:p text:style-name="P13"><text:span text:style-name="T4">En même temps, il faut assurer que le variable nb_assign est inférieur à 30, alors nb_inc + 1 &lt; 30, donc comme <text:s/>une précondition, on doit assurer nb_assign &lt; 29.</text:span></text:p>
        </text:list-item>
        <text:list-item>
          <text:p text:style-name="P12">Assurer chaque paramètre est bien typé. <text:s/>Pour un <text:span text:style-name="T5">bâtiment</text:span>, il faut <text:s/>commence par « Bat », e<text:span text:style-name="T5">t </text:span>alors pour un produit, il faut commence par « Prod ».</text:p>
        </text:list-item>
        <text:list-item>
          <text:p text:style-name="P14">Pour chaque paire de paramètre, on doit assurer que le produit qu'on veut stocker est compatible avec tous les autres produits qui sont <text:s/>déposés dans <text:s/>ce même bâtiment.</text:p>
        </text:list-item>
      </text:list>
      <text:h text:style-name="P23" text:outline-level="3">Fonction findBat</text:h>
      <text:p text:style-name="P21">//@requires prod != null;</text:p>
      <text:p text:style-name="P20">//@requires prod.startsWith("Prod");</text:p>
      <text:p text:style-name="Standard"/>
      <text:list xml:id="list2839052831949136004" text:style-name="L3">
        <text:list-item>
          <text:p text:style-name="P15">Assurer que prod n'est pas null .</text:p>
        </text:list-item>
        <text:list-item>
          <text:p text:style-name="P15">Assurer que le paramètre est bien typé, il commence par « Prod » . </text:p>
        </text:list-item>
      </text:list>
      <text:h text:style-name="Heading_20_3" text:outline-level="3"><text:span text:style-name="T5">F</text:span>onction c<text:span text:style-name="T5">ompatible</text:span></text:h>
      <text:p text:style-name="Standard"><text:tab/>//@requires !prod1.equals(prod2);</text:p>
      <text:p text:style-name="Standard"><text:tab/>//@requires prod1 != null;</text:p>
      <text:p text:style-name="Standard"><text:tab/>//@requires prod2 != null;</text:p>
      <text:p text:style-name="Standard"><text:tab/>/*@ensures \result == true &lt;==&gt; </text:p>
      <text:p text:style-name="P3"><text:tab/> <text:s text:c="2"/>@<text:tab/><text:tab/><text:tab/>(/forall int i; 0&lt;=i &amp;&amp; i&lt;nb_inc; </text:p>
      <text:p text:style-name="P3"><text:tab/> <text:s text:c="2"/>@<text:tab/><text:tab/><text:tab/><text:tab/>!(incomp[i][0].equals(prod1) &amp;&amp; incomp[i][1].equals(prod2)));</text:p>
      <text:p text:style-name="P18"><text:tab/> <text:s text:c="2"/>@*/</text:p>
      <text:p text:style-name="P18"/>
      <text:list xml:id="list1547787552879755138" text:style-name="L4">
        <text:list-item>
          <text:p text:style-name="P17">Assurer que ces deux produits sont pas le même.</text:p>
        </text:list-item>
        <text:list-item>
          <text:p text:style-name="P17">Vérifier que ces deux produits sont pas null.</text:p>
        </text:list-item>
        <text:list-item>
          <text:p text:style-name="P17">Après d’exécution de cette fonction, on doit vérifier le résultat retourné est correct. Il on donne vrai, si et seulement si, dans le tableau incomp, il n'existe pas un entité qui corresponds au le paire de paramètre.</text:p>
        </text:list-item>
      </text:list>
      <text:h text:style-name="Heading_20_1" text:outline-level="1">Question 3 - Recherche d'un bâtiment</text:h>
      <text:p text:style-name="P3">/*@requires //specifier en JML</text:p>
      <text:p text:style-name="P3"><text:soft-page-break/><text:s text:c="3"/>@(/exists int i; 0&lt;=i &amp;&amp; i&lt;nb_assign;</text:p>
      <text:p text:style-name="P3"><text:s text:c="3"/>@<text:tab/><text:tab/>(/forall int j; 0&lt;=j &amp;&amp; j&lt;nb_assign;</text:p>
      <text:p text:style-name="P3"><text:s text:c="3"/>@<text:tab/><text:tab/><text:tab/>(assign[i][0].equals(assign[j][0]) ==&gt; </text:p>
      <text:p text:style-name="P3"><text:s text:c="3"/>@<text:tab/><text:tab/><text:tab/><text:tab/>(!compatible(assign[j][1], prod))));<text:tab/></text:p>
      <text:p text:style-name="Standard"><text:s text:c="3"/>@*/</text:p>
      <text:p text:style-name="P19"/>
      <text:p text:style-name="P16">Comme une précondition, on va tester s'il existe un <text:span text:style-name="T7">bâtiment, tous <text:s/>les produits dedans sont compatibles avec le paramètre. <text:s/></text:span></text:p>
      <text:p text:style-name="P16"/>
      <text:p text:style-name="P1">public /*@ pure @*/ String findBat(String prod){</text:p>
      <text:p text:style-name="P2"><text:tab/><text:tab/>boolean trueFlag = false;</text:p>
      <text:p text:style-name="P2"><text:tab/><text:tab/>for(int i = 0; i &lt; nb_assign; i++){</text:p>
      <text:p text:style-name="P2"><text:tab/><text:tab/><text:tab/>for(int k = 0; k &lt; nb_assign; k++){</text:p>
      <text:p text:style-name="P2"><text:tab/><text:tab/><text:tab/><text:tab/>if(!assign[i][0].equals(assign[k][0]))</text:p>
      <text:p text:style-name="P2"><text:tab/><text:tab/><text:tab/><text:tab/><text:tab/>continue;</text:p>
      <text:p text:style-name="P2"><text:tab/><text:tab/><text:tab/><text:tab/>if(!compatible(assign[k][1], prod)){</text:p>
      <text:p text:style-name="P2"><text:tab/><text:tab/><text:tab/><text:tab/><text:tab/>trueFlag = false;</text:p>
      <text:p text:style-name="P2"><text:tab/><text:tab/><text:tab/><text:tab/><text:tab/>break;</text:p>
      <text:p text:style-name="P2"><text:tab/><text:tab/><text:tab/><text:tab/>}</text:p>
      <text:p text:style-name="P2"><text:tab/><text:tab/><text:tab/><text:tab/>else</text:p>
      <text:p text:style-name="P2"><text:tab/><text:tab/><text:tab/><text:tab/><text:tab/>trueFlag = true;</text:p>
      <text:p text:style-name="P2"><text:tab/><text:tab/><text:tab/>}</text:p>
      <text:p text:style-name="P2"><text:tab/><text:tab/>if(trueFlag == true)</text:p>
      <text:p text:style-name="P2"><text:tab/><text:tab/><text:tab/>return assign[i][0];</text:p>
      <text:p text:style-name="P2"><text:tab/><text:tab/>}</text:p>
      <text:p text:style-name="P2"><text:tab/><text:tab/>return null;</text:p>
      <text:p text:style-name="P2"><text:tab/>}<text:tab/></text:p>
      <text:p text:style-name="P2"/>
      <text:p text:style-name="P2"/>
      <text:p text:style-name="P2">public /*@ pure @*/ boolean compatible(String prod1, String prod2){</text:p>
      <text:p text:style-name="P2"><text:tab/><text:tab/>for( int i = 0; i &lt; nb_inc; i++){</text:p>
      <text:p text:style-name="P2"><text:tab/><text:tab/><text:tab/>if(incomp[i][0].equals(prod1) &amp;&amp; incomp[i][1].equals(prod2)){</text:p>
      <text:p text:style-name="P2"><text:tab/><text:tab/><text:tab/><text:tab/>return false;</text:p>
      <text:p text:style-name="P2"><text:tab/><text:tab/><text:tab/>}</text:p>
      <text:p text:style-name="P2"><text:tab/><text:tab/>}</text:p>
      <text:p text:style-name="P2"><text:tab/><text:tab/>return true;</text:p>
      <text:p text:style-name="P2"><text:tab/>}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FreeMono" svg:font-family="FreeMono" style:font-family-generic="modern" style:font-pitch="fixed"/>
    <style:font-face style:name="Ubuntu" svg:font-family="Ubuntu"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da </meta:initial-creator>
    <meta:creation-date>2014-10-30T13:45:22.401649954</meta:creation-date>
    <meta:generator>LibreOffice/4.2.6.3$Linux_X86_64 LibreOffice_project/420m0$Build-3</meta:generator>
    <dc:date>2014-10-30T15:56:03.766278623</dc:date>
    <dc:creator>Heda </dc:creator>
    <meta:editing-duration>PT1H22M54S</meta:editing-duration>
    <meta:editing-cycles>4</meta:editing-cycles>
    <meta:document-statistic meta:table-count="0" meta:image-count="0" meta:object-count="0" meta:page-count="3" meta:paragraph-count="99" meta:word-count="782" meta:character-count="4917" meta:non-whitespace-character-count="3967"/>
  </office:meta>
</office:document-meta>
</file>